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e16a" officeooo:paragraph-rsid="000be16a"/>
    </style:style>
    <style:style style:name="T1" style:family="text">
      <style:text-properties officeooo:rsid="000c8a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 para determinar el perímetro de un cuadrado</text:p>
      <text:p text:style-name="P1"/>
      <text:p text:style-name="P1">1. Inicio</text:p>
      <text:p text:style-name="P1">2. Declarar (lado del cuadrado, perímetro) Números enteros</text:p>
      <text:p text:style-name="P1">3.Asignar los valores ( lado del cuadrado)</text:p>
      <text:p text:style-name="P1">4.Perímetro = Lado del cuadrado x 4</text:p>
      <text:p text:style-name="P1">5. Mostrar <text:span text:style-name="T1">perímetro</text:span></text:p>
      <text:p text:style-name="P1">6. Fi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18:12:44.034000000</meta:creation-date>
    <dc:date>2022-03-09T18:27:59.904000000</dc:date>
    <meta:editing-duration>PT4M55S</meta:editing-duration>
    <meta:editing-cycles>1</meta:editing-cycles>
    <meta:document-statistic meta:table-count="0" meta:image-count="0" meta:object-count="0" meta:page-count="1" meta:paragraph-count="7" meta:word-count="37" meta:character-count="223" meta:non-whitespace-character-count="193"/>
    <meta:generator>LibreOffice/6.2.0.3$Windows_X86_64 LibreOffice_project/98c6a8a1c6c7b144ce3cc729e34964b47ce25d62</meta:generator>
  </office:meta>
</office:document-meta>
</file>